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 svg:font-family="'Luxi 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Heading_20_1" style:list-style-name="L1">
      <style:paragraph-properties fo:text-align="start" style:justify-single-word="false"/>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list-style-name="L2">
      <style:paragraph-properties fo:text-align="start" style:justify-single-word="false"/>
      <style:text-properties fo:font-size="14pt" style:font-size-asian="14pt" style:font-size-complex="14pt"/>
    </style:style>
    <style:style style:name="P4" style:family="paragraph" style:parent-style-name="Standard" style:list-style-name="L3">
      <style:paragraph-properties fo:text-align="start" style:justify-single-word="false"/>
      <style:text-properties fo:font-size="14pt" style:font-size-asian="14pt" style:font-size-complex="14pt"/>
    </style:style>
    <style:style style:name="P5" style:family="paragraph" style:parent-style-name="Standard" style:list-style-name="L4">
      <style:paragraph-properties fo:text-align="start" style:justify-single-word="false"/>
      <style:text-properties fo:font-size="14pt" style:font-size-asian="14pt" style:font-size-complex="14pt"/>
    </style:style>
    <style:style style:name="P6" style:family="paragraph" style:parent-style-name="Standard" style:list-style-name="L5">
      <style:paragraph-properties fo:text-align="start" style:justify-single-word="false"/>
      <style:text-properties fo:font-size="14pt" style:font-size-asian="14pt" style:font-size-complex="14pt"/>
    </style:style>
    <style:style style:name="P7" style:family="paragraph" style:parent-style-name="Standard">
      <style:paragraph-properties fo:line-height="100%" fo:text-align="start" style:justify-single-word="false"/>
      <style:text-properties fo:font-size="14pt" style:font-size-asian="14pt" style:font-size-complex="14pt"/>
    </style:style>
    <style:style style:name="P8" style:family="paragraph" style:parent-style-name="Standard" style:list-style-name="L6">
      <style:paragraph-properties fo:line-height="100%" fo:text-align="start" style:justify-single-word="false"/>
      <style:text-properties fo:font-size="14pt" style:font-size-asian="14pt" style:font-size-complex="14pt"/>
    </style:style>
    <style:style style:name="P9" style:family="paragraph" style:parent-style-name="Standard" style:list-style-name="L7">
      <style:paragraph-properties fo:line-height="100%" fo:text-align="start" style:justify-single-word="false"/>
      <style:text-properties fo:font-size="14pt" style:font-size-asian="14pt" style:font-size-complex="14pt"/>
    </style:style>
    <style:style style:name="P10" style:family="paragraph" style:parent-style-name="Standard" style:list-style-name="L8">
      <style:paragraph-properties fo:line-height="100%" fo:text-align="start"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display-levels="2">
        <style:list-level-properties text:space-before="0.0311in" text:min-label-width="0.25in"/>
      </text:list-level-style-number>
      <text:list-level-style-number text:level="3" text:style-name="Numbering_20_Symbols" style:num-format="1" text:start-value="4" text:display-levels="3">
        <style:list-level-properties text:space-before="0.0626in" text:min-label-width="0.25in"/>
      </text:list-level-style-number>
      <text:list-level-style-number text:level="4" style:num-suffix="." style:num-format="1" text:display-levels="4">
        <style:list-level-properties text:space-before="0.0937in" text:min-label-width="0.25in"/>
      </text:list-level-style-number>
      <text:list-level-style-number text:level="5" style:num-suffix="." style:num-format="1" text:display-levels="5">
        <style:list-level-properties text:space-before="0.1252in" text:min-label-width="0.25in"/>
      </text:list-level-style-number>
      <text:list-level-style-number text:level="6" style:num-suffix="." style:num-format="1" text:display-levels="6">
        <style:list-level-properties text:space-before="0.1563in" text:min-label-width="0.25in"/>
      </text:list-level-style-number>
      <text:list-level-style-number text:level="7" style:num-suffix="." style:num-format="1" text:display-levels="7">
        <style:list-level-properties text:space-before="0.1874in" text:min-label-width="0.25in"/>
      </text:list-level-style-number>
      <text:list-level-style-number text:level="8" style:num-suffix="." style:num-format="1" text:display-levels="8">
        <style:list-level-properties text:space-before="0.2189in" text:min-label-width="0.25in"/>
      </text:list-level-style-number>
      <text:list-level-style-number text:level="9" style:num-suffix="." style:num-format="1" text:display-levels="9">
        <style:list-level-properties text:space-before="0.25in" text:min-label-width="0.25in"/>
      </text:list-level-style-number>
      <text:list-level-style-number text:level="10" style:num-suffix="." style:num-format="1" text:display-levels="10">
        <style:list-level-properties text:space-before="0.2811in" text:min-label-width="0.25in"/>
      </text:list-level-style-number>
    </text:list-style>
    <text:list-style style:name="L3">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2" text:display-levels="2">
        <style:list-level-properties text:space-before="0.0311in" text:min-label-width="0.25in"/>
      </text:list-level-style-number>
      <text:list-level-style-number text:level="3" text:style-name="Numbering_20_Symbols" style:num-format="1" text:start-value="3" text:display-levels="3">
        <style:list-level-properties text:space-before="0.0626in" text:min-label-width="0.25in"/>
      </text:list-level-style-number>
      <text:list-level-style-number text:level="4" style:num-suffix="." style:num-format="1" text:display-levels="4">
        <style:list-level-properties text:space-before="0.0937in" text:min-label-width="0.25in"/>
      </text:list-level-style-number>
      <text:list-level-style-number text:level="5" style:num-suffix="." style:num-format="1" text:display-levels="5">
        <style:list-level-properties text:space-before="0.1252in" text:min-label-width="0.25in"/>
      </text:list-level-style-number>
      <text:list-level-style-number text:level="6" style:num-suffix="." style:num-format="1" text:display-levels="6">
        <style:list-level-properties text:space-before="0.1563in" text:min-label-width="0.25in"/>
      </text:list-level-style-number>
      <text:list-level-style-number text:level="7" style:num-suffix="." style:num-format="1" text:display-levels="7">
        <style:list-level-properties text:space-before="0.1874in" text:min-label-width="0.25in"/>
      </text:list-level-style-number>
      <text:list-level-style-number text:level="8" style:num-suffix="." style:num-format="1" text:display-levels="8">
        <style:list-level-properties text:space-before="0.2189in" text:min-label-width="0.25in"/>
      </text:list-level-style-number>
      <text:list-level-style-number text:level="9" style:num-suffix="." style:num-format="1" text:display-levels="9">
        <style:list-level-properties text:space-before="0.25in" text:min-label-width="0.25in"/>
      </text:list-level-style-number>
      <text:list-level-style-number text:level="10" style:num-suffix="." style:num-format="1" text:display-levels="10">
        <style:list-level-properties text:space-before="0.2811in" text:min-label-width="0.25in"/>
      </text:list-level-style-number>
    </text:list-style>
    <text:list-style style:name="L4">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3" text:display-levels="2">
        <style:list-level-properties text:space-before="0.0307in" text:min-label-width="0.25in"/>
      </text:list-level-style-number>
      <text:list-level-style-number text:level="3" text:style-name="Numbering_20_Symbols" style:num-format="1" text:start-value="3" text:display-levels="3">
        <style:list-level-properties text:space-before="0.061in" text:min-label-width="0.25in"/>
      </text:list-level-style-number>
      <text:list-level-style-number text:level="4" style:num-suffix="." style:num-format="1" text:display-levels="4">
        <style:list-level-properties text:space-before="0.0917in" text:min-label-width="0.25in"/>
      </text:list-level-style-number>
      <text:list-level-style-number text:level="5" style:num-suffix="." style:num-format="1" text:display-levels="5">
        <style:list-level-properties text:space-before="0.122in" text:min-label-width="0.25in"/>
      </text:list-level-style-number>
      <text:list-level-style-number text:level="6" style:num-suffix="." style:num-format="1" text:display-levels="6">
        <style:list-level-properties text:space-before="0.1528in" text:min-label-width="0.25in"/>
      </text:list-level-style-number>
      <text:list-level-style-number text:level="7" style:num-suffix="." style:num-format="1" text:display-levels="7">
        <style:list-level-properties text:space-before="0.1835in" text:min-label-width="0.25in"/>
      </text:list-level-style-number>
      <text:list-level-style-number text:level="8" style:num-suffix="." style:num-format="1" text:display-levels="8">
        <style:list-level-properties text:space-before="0.2138in" text:min-label-width="0.25in"/>
      </text:list-level-style-number>
      <text:list-level-style-number text:level="9" style:num-suffix="." style:num-format="1" text:display-levels="9">
        <style:list-level-properties text:space-before="0.2445in" text:min-label-width="0.25in"/>
      </text:list-level-style-number>
      <text:list-level-style-number text:level="10" style:num-suffix="." style:num-format="1" text:display-levels="10">
        <style:list-level-properties text:space-before="0.2752in" text:min-label-width="0.25in"/>
      </text:list-level-style-number>
    </text:list-style>
    <text:list-style style:name="L5">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4" text:display-levels="2">
        <style:list-level-properties text:space-before="0.0307in" text:min-label-width="0.25in"/>
      </text:list-level-style-number>
      <text:list-level-style-number text:level="3" text:style-name="Numbering_20_Symbols" style:num-format="1" text:start-value="3" text:display-levels="3">
        <style:list-level-properties text:space-before="0.061in" text:min-label-width="0.25in"/>
      </text:list-level-style-number>
      <text:list-level-style-number text:level="4" style:num-suffix="." style:num-format="1" text:display-levels="4">
        <style:list-level-properties text:space-before="0.0917in" text:min-label-width="0.25in"/>
      </text:list-level-style-number>
      <text:list-level-style-number text:level="5" style:num-suffix="." style:num-format="1" text:display-levels="5">
        <style:list-level-properties text:space-before="0.122in" text:min-label-width="0.25in"/>
      </text:list-level-style-number>
      <text:list-level-style-number text:level="6" style:num-suffix="." style:num-format="1" text:display-levels="6">
        <style:list-level-properties text:space-before="0.1528in" text:min-label-width="0.25in"/>
      </text:list-level-style-number>
      <text:list-level-style-number text:level="7" style:num-suffix="." style:num-format="1" text:display-levels="7">
        <style:list-level-properties text:space-before="0.1835in" text:min-label-width="0.25in"/>
      </text:list-level-style-number>
      <text:list-level-style-number text:level="8" style:num-suffix="." style:num-format="1" text:display-levels="8">
        <style:list-level-properties text:space-before="0.2138in" text:min-label-width="0.25in"/>
      </text:list-level-style-number>
      <text:list-level-style-number text:level="9" style:num-suffix="." style:num-format="1" text:display-levels="9">
        <style:list-level-properties text:space-before="0.2445in" text:min-label-width="0.25in"/>
      </text:list-level-style-number>
      <text:list-level-style-number text:level="10" style:num-suffix="." style:num-format="1" text:display-levels="10">
        <style:list-level-properties text:space-before="0.2752in" text:min-label-width="0.25in"/>
      </text:list-level-style-number>
    </text:list-style>
    <text:list-style style:name="L6">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4" text:display-levels="2">
        <style:list-level-properties text:space-before="0.0307in" text:min-label-width="0.25in"/>
      </text:list-level-style-number>
      <text:list-level-style-number text:level="3" text:style-name="Numbering_20_Symbols" style:num-format="1" text:start-value="11" text:display-levels="3">
        <style:list-level-properties text:space-before="0.061in" text:min-label-width="0.25in"/>
      </text:list-level-style-number>
      <text:list-level-style-number text:level="4" style:num-suffix="." style:num-format="1" text:display-levels="4">
        <style:list-level-properties text:space-before="0.0917in" text:min-label-width="0.25in"/>
      </text:list-level-style-number>
      <text:list-level-style-number text:level="5" style:num-suffix="." style:num-format="1" text:display-levels="5">
        <style:list-level-properties text:space-before="0.122in" text:min-label-width="0.25in"/>
      </text:list-level-style-number>
      <text:list-level-style-number text:level="6" style:num-suffix="." style:num-format="1" text:display-levels="6">
        <style:list-level-properties text:space-before="0.1528in" text:min-label-width="0.25in"/>
      </text:list-level-style-number>
      <text:list-level-style-number text:level="7" style:num-suffix="." style:num-format="1" text:display-levels="7">
        <style:list-level-properties text:space-before="0.1835in" text:min-label-width="0.25in"/>
      </text:list-level-style-number>
      <text:list-level-style-number text:level="8" style:num-suffix="." style:num-format="1" text:display-levels="8">
        <style:list-level-properties text:space-before="0.2138in" text:min-label-width="0.25in"/>
      </text:list-level-style-number>
      <text:list-level-style-number text:level="9" style:num-suffix="." style:num-format="1" text:display-levels="9">
        <style:list-level-properties text:space-before="0.2445in" text:min-label-width="0.25in"/>
      </text:list-level-style-number>
      <text:list-level-style-number text:level="10" style:num-suffix="." style:num-format="1" text:display-levels="10">
        <style:list-level-properties text:space-before="0.2752in" text:min-label-width="0.25in"/>
      </text:list-level-style-number>
    </text:list-style>
    <text:list-style style:name="L7">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5" text:display-levels="2">
        <style:list-level-properties text:space-before="0.0307in" text:min-label-width="0.25in"/>
      </text:list-level-style-number>
      <text:list-level-style-number text:level="3" text:style-name="Numbering_20_Symbols" style:num-format="1" text:start-value="3" text:display-levels="3">
        <style:list-level-properties text:space-before="0.061in" text:min-label-width="0.25in"/>
      </text:list-level-style-number>
      <text:list-level-style-number text:level="4" style:num-suffix="." style:num-format="1" text:display-levels="4">
        <style:list-level-properties text:space-before="0.0917in" text:min-label-width="0.25in"/>
      </text:list-level-style-number>
      <text:list-level-style-number text:level="5" style:num-suffix="." style:num-format="1" text:display-levels="5">
        <style:list-level-properties text:space-before="0.122in" text:min-label-width="0.25in"/>
      </text:list-level-style-number>
      <text:list-level-style-number text:level="6" style:num-suffix="." style:num-format="1" text:display-levels="6">
        <style:list-level-properties text:space-before="0.1528in" text:min-label-width="0.25in"/>
      </text:list-level-style-number>
      <text:list-level-style-number text:level="7" style:num-suffix="." style:num-format="1" text:display-levels="7">
        <style:list-level-properties text:space-before="0.1835in" text:min-label-width="0.25in"/>
      </text:list-level-style-number>
      <text:list-level-style-number text:level="8" style:num-suffix="." style:num-format="1" text:display-levels="8">
        <style:list-level-properties text:space-before="0.2138in" text:min-label-width="0.25in"/>
      </text:list-level-style-number>
      <text:list-level-style-number text:level="9" style:num-suffix="." style:num-format="1" text:display-levels="9">
        <style:list-level-properties text:space-before="0.2445in" text:min-label-width="0.25in"/>
      </text:list-level-style-number>
      <text:list-level-style-number text:level="10" style:num-suffix="." style:num-format="1" text:display-levels="10">
        <style:list-level-properties text:space-before="0.2752in" text:min-label-width="0.25in"/>
      </text:list-level-style-number>
    </text:list-style>
    <text:list-style style:name="L8">
      <text:list-level-style-number text:level="1" text:style-name="Numbering_20_Symbols" style:num-suffix="." style:num-format="I" text:start-value="50">
        <style:list-level-properties text:min-label-width="0.25in"/>
      </text:list-level-style-number>
      <text:list-level-style-number text:level="2" text:style-name="Numbering_20_Symbols" style:num-suffix="." style:num-format="I" text:start-value="6" text:display-levels="2">
        <style:list-level-properties text:space-before="0.0307in" text:min-label-width="0.25in"/>
      </text:list-level-style-number>
      <text:list-level-style-number text:level="3" text:style-name="Numbering_20_Symbols" style:num-format="1" text:start-value="3" text:display-levels="3">
        <style:list-level-properties text:space-before="0.061in" text:min-label-width="0.25in"/>
      </text:list-level-style-number>
      <text:list-level-style-number text:level="4" style:num-suffix="." style:num-format="1" text:display-levels="4">
        <style:list-level-properties text:space-before="0.0917in" text:min-label-width="0.25in"/>
      </text:list-level-style-number>
      <text:list-level-style-number text:level="5" style:num-suffix="." style:num-format="1" text:display-levels="5">
        <style:list-level-properties text:space-before="0.122in" text:min-label-width="0.25in"/>
      </text:list-level-style-number>
      <text:list-level-style-number text:level="6" style:num-suffix="." style:num-format="1" text:display-levels="6">
        <style:list-level-properties text:space-before="0.1528in" text:min-label-width="0.25in"/>
      </text:list-level-style-number>
      <text:list-level-style-number text:level="7" style:num-suffix="." style:num-format="1" text:display-levels="7">
        <style:list-level-properties text:space-before="0.1835in" text:min-label-width="0.25in"/>
      </text:list-level-style-number>
      <text:list-level-style-number text:level="8" style:num-suffix="." style:num-format="1" text:display-levels="8">
        <style:list-level-properties text:space-before="0.2138in" text:min-label-width="0.25in"/>
      </text:list-level-style-number>
      <text:list-level-style-number text:level="9" style:num-suffix="." style:num-format="1" text:display-levels="9">
        <style:list-level-properties text:space-before="0.2445in" text:min-label-width="0.25in"/>
      </text:list-level-style-number>
      <text:list-level-style-number text:level="10" style:num-suffix="." style:num-format="1" text:display-levels="10">
        <style:list-level-properties text:space-before="0.2752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Yowa Kimura</text:span></text:h>
      <text:p text:style-name="P2">Chapter 1</text:p>
      <text:p text:style-name="P2"/>
      <text:p text:style-name="P2">L.I.1~3 Received the password and the user name from the professor and logged into Fedora. </text:p>
      <text:list text:style-name="L2">
        <text:list-item>
          <text:list>
            <text:list-item>
              <text:list>
                <text:list-item>
                  <text:p text:style-name="P3"><text:s/>System Prompt is $ (Bourne, bash, and korn shells).</text:p>
                </text:list-item>
                <text:list-item>
                  <text:p text:style-name="P3"><text:s/>Log on shell is Bourne, bash and korn.</text:p>
                </text:list-item>
                <text:list-item>
                  <text:p text:style-name="P3">~7 Did not change the password.</text:p>
                </text:list-item>
              </text:list>
            </text:list-item>
          </text:list>
        </text:list-item>
      </text:list>
      <text:p text:style-name="P2"/>
      <text:p text:style-name="P2">L.II.1~2 Did not change the password, thus no change to here.</text:p>
      <text:list text:style-name="L3">
        <text:list-item>
          <text:list>
            <text:list-item>
              <text:list>
                <text:list-item>
                  <text:p text:style-name="P4">The command “man man” opens the on-line manual containing the definition of the manual itself. It has definitions for name (definition of man command), synopsis(what different formats that can be used with the command/syntax of the command), description(what happens when the command is used), options and so on.</text:p>
                </text:list-item>
                <text:list-item>
                  <text:p text:style-name="P4"><text:s/>The command “man who” opens the on-line manual containing the definition of “who” command. It contained definitions for name, synopsis, description and so on.</text:p>
                </text:list-item>
                <text:list-item>
                  <text:p text:style-name="P4"><text:s/>The command “man whoami” opens the on-line manual containing the definition of “whoami” command. It contained definitions for name, synopsis, description and so on.</text:p>
                </text:list-item>
                <text:list-item>
                  <text:p text:style-name="P4"><text:s/>The command “man date” opens the on-line manual containing the definition of “date” command. It contained definitions for name, synopsis, description and so on.</text:p>
                </text:list-item>
                <text:list-item>
                  <text:p text:style-name="P4"><text:s/>The command “man passwd” opens the on-line manual containing the definition of “passwd” command. It contained definitions for name, synopsis, description and so on.</text:p>
                </text:list-item>
                <text:list-item>
                  <text:p text:style-name="P4">~9 Understand the terminology and logged out of the system.</text:p>
                  <text:p text:style-name="P4"><text:span text:style-name="T1"/></text:p>
                </text:list-item>
              </text:list>
            </text:list-item>
          </text:list>
        </text:list-item>
      </text:list>
      <text:p text:style-name="P2">L.III.1~2 Logged into the system. Used the who command and I see that I am logged on.</text:p>
      <text:list text:style-name="L4">
        <text:list-item>
          <text:list>
            <text:list-item>
              <text:list>
                <text:list-item>
                  <text:p text:style-name="P5">I can tell which terminal I am using by looking at the information printed out. It gives date and the time of the terminal when it was opened.</text:p>
                </text:list-item>
                <text:list-item>
                  <text:p text:style-name="P5">“who -q” command gives number of users present and the name of the user. Number of user that it printed out was 2, and they were both Student.</text:p>
                </text:list-item>
                <text:list-item>
                  <text:p text:style-name="P5"><text:s/>Logged out of the system using exit.</text:p>
                </text:list-item>
              </text:list>
            </text:list-item>
          </text:list>
        </text:list-item>
      </text:list>
      <text:p text:style-name="P2"/>
      <text:p text:style-name="P2">L.IV.1~2 Logged into the system and entered the “date” command. It prints out the date and the time. For example: “Sun Apr 23 17:38:42 EDT 2006.</text:p>
      <text:list text:style-name="L5">
        <text:list-item>
          <text:list>
            <text:list-item>
              <text:list>
                <text:list-item>
                  <text:p text:style-name="P6">Entered “date -u” command to get the universal time. Printed out “ Sun Apr 23 21:40:23 UTC 2006”.</text:p>
                </text:list-item>
                <text:list-item>
                  <text:p text:style-name="P6"><text:s/>The difference between the local time and the universal time is 4 hours, and my local time is behind universal time. However, the universal time is actually the correct current time.</text:p>
                </text:list-item>
                <text:list-item>
                  <text:p text:style-name="P6"><text:s/>Entered commands:</text:p>
                </text:list-item>
              </text:list>
            </text:list-item>
          </text:list>
        </text:list-item>
      </text:list>
      <text:p text:style-name="P2"><text:tab/>date “+%a” - Gave today’s abbreviated weekday name, such as Sun</text:p>
      <text:p text:style-name="P2"><text:tab/>date “+%A” - Gave today’s complete weekday name, such as Sunday</text:p>
      <text:p text:style-name="P2"><text:tab/>date “+%b” - Gave abbreviated name of this month, such as Apr</text:p>
      <text:p text:style-name="P2"><text:tab/>date “+%B” - Gave full name of this month, such as April</text:p>
      <text:p text:style-name="P2"><text:tab/>date “+%d” - Gave a number for today’s date, such as 23. This actually gives day <text:tab/>of the month with 2 digits, like 01, 02, 03...</text:p>
      <text:p text:style-name="P2"><text:tab/>date “+%e” - Gave a number for today’s date, such as 23. This actually gives day <text:tab/>of the month with spaces replacing leading zeros, such as 1, 2, 3...</text:p>
      <text:p text:style-name="P2"><text:tab/>date “+%D” - Gave a date in the format mm/dd/yy, like 04/23/06</text:p>
      <text:p text:style-name="P2"><text:tab/>date “+%H” - Gave military time two-digit hour, like 17</text:p>
      <text:p text:style-name="P2"><text:tab/>date “+%I” - Gave civilian time two digit hour, like 05</text:p>
      <text:p text:style-name="P2"><text:tab/>date “+%j” - Gave the Julian date, Day of the year, such as 113.</text:p>
      <text:p text:style-name="P2"><text:tab/>date “+%m” - Gave the numeric two digit month, such as 04 for April.</text:p>
      <text:p text:style-name="P2"><text:tab/>date “+%M” - Gave the two digit minute, 57.</text:p>
      <text:p text:style-name="P2"><text:tab/>date “+%n” - Gave new lines. It is a new line character, used to display date on <text:tab/>multiple lines.</text:p>
      <text:p text:style-name="P2"><text:tab/>date “+%p” - Displayed pm. It displays am or pm.</text:p>
      <text:p text:style-name="P2"><text:tab/>date “+%r” - Gave time in format hour:minute:second with am/pm.</text:p>
      <text:p text:style-name="P2"><text:tab/>date “+%R” - Gave time in format hour:minute. </text:p>
      <text:p text:style-name="P2"><text:tab/>date “+%S” - Gave seconds as a decimal number</text:p>
      <text:p text:style-name="P2"><text:tab/>date “+%t” - It gave one new line. It tabs character.</text:p>
      <text:p text:style-name="P2"><text:tab/>date “+%T” - Gave time in hour:minute:second, in military time.</text:p>
      <text:p text:style-name="P2"><text:tab/>date “+%U” - Gave the week number of year, such as 17.</text:p>
      <text:p text:style-name="P2"><text:tab/>date “+%W” - Gave the week number of year with Monday being the first day of <text:tab/>week, so it gave 16.</text:p>
      <text:p text:style-name="P2"><text:tab/>date “+%y” - Gave the year within century, such as 06.</text:p>
      <text:p text:style-name="P2"><text:tab/>date “+%Y” - Gave the year as ccyy, such as 2006.</text:p>
      <text:p text:style-name="P2"><text:tab/>date “+%z” - Gave EDT, which is a time zone name.</text:p>
      <text:p text:style-name="P2">L.IV.6.a It prints out “This is the date”</text:p>
      <text:p text:style-name="P2">L.IV.6.b It prints out “This is the date: April”</text:p>
      <text:p text:style-name="P2">L.IV.7.a $ date “+%D”.</text:p>
      <text:p text:style-name="P2">L.IV.7.b $ date “+%A, %B %e, %Y”.</text:p>
      <text:p text:style-name="P2">L.IV.7.c $ date “+%A, %D”.</text:p>
      <text:p text:style-name="P2">L.IV.8.a $ date “+Day: %A”.</text:p>
      <text:p text:style-name="P2">L.IV.8.b $ date “+Month: %B”.</text:p>
      <text:p text:style-name="P7">L.IV.8.c $ date “+Year: %Y”.</text:p>
      <text:p text:style-name="P7">L.IV.9.a $ date “+%r”.</text:p>
      <text:p text:style-name="P7">L.IV.9.b $ date “+%I:%M %p”.</text:p>
      <text:p text:style-name="P7">L.IV.9.c $ date “+%I %p”.</text:p>
      <text:p text:style-name="P7">L.IV.10.a $ date “+Hours : %I”.</text:p>
      <text:p text:style-name="P7">L.IV.10.b $ date “+Hours : %I Minutes : %M”.</text:p>
      <text:p text:style-name="P7">L.IV.10.c $ date “+ Hours : %I Minutes : %M Seconds : %S”.</text:p>
      <text:list text:style-name="L6">
        <text:list-item>
          <text:list>
            <text:list-item>
              <text:list>
                <text:list-item>
                  <text:p text:style-name="P8">Logged out of the system using exit.</text:p>
                </text:list-item>
              </text:list>
            </text:list-item>
          </text:list>
        </text:list-item>
      </text:list>
      <text:p text:style-name="P7"/>
      <text:p text:style-name="P7">L.V.1~2 Logged into the system and entered “cal 2006” command to show the calendar for the current year. Entering only “cal” gives the calendar for the current month, and not for the whole year.</text:p>
      <text:list text:style-name="L7">
        <text:list-item>
          <text:list>
            <text:list-item>
              <text:list>
                <text:list-item>
                  <text:p text:style-name="P9"><text:s/>$ cal. To get the calendar for the current month, enter “cal”.</text:p>
                </text:list-item>
                <text:list-item>
                  <text:p text:style-name="P9"><text:s/>$ cal 7 2232. This gives the calendar for July 2232. </text:p>
                </text:list-item>
                <text:list-item>
                  <text:p text:style-name="P9"><text:s/>$ cal 0001. This shows that Saturday was the beginning of our calendar date.</text:p>
                </text:list-item>
                <text:list-item>
                  <text:p text:style-name="P9"><text:s/>$ cal 2000. This shows that February has until 29<text:span text:style-name="T2">th</text:span> in 2000, so it is a leap year. </text:p>
                </text:list-item>
                <text:list-item>
                  <text:p text:style-name="P9"><text:s/>$ cal 1900. This shows that year 1900 was not a leap year.</text:p>
                </text:list-item>
                <text:list-item>
                  <text:p text:style-name="P9"><text:s/>The difference between the calendars in year 1900 and 2000 are that February in year 2000 shows that it has until 29<text:span text:style-name="T2">th</text:span>, and February in year 1900 shows that it has until 28<text:span text:style-name="T2">th</text:span>. This determines that in year 2000, there was a leap year and not for year 1900.</text:p>
                </text:list-item>
                <text:list-item>
                  <text:p text:style-name="P9"><text:s/>$ cal 1752. This shows that this year had only 19 days. </text:p>
                </text:list-item>
                <text:list-item>
                  <text:p text:style-name="P9"><text:s/>$ man cal. Within this manual, it said that “The Gregorian Reformation is assumed to have occurred in 1752 on the 3<text:span text:style-name="T2">rd</text:span> of September. <text:s/>By this time, most countries had recognized the reformation (although a few did not recognize it until the early 1900’s.) <text:s/>Ten days following that date were eliminated by the reformation, so the calendar for that month is a bit unusual.”</text:p>
                </text:list-item>
                <text:list-item>
                  <text:p text:style-name="P9"><text:s/>The command “calendar” is not available.</text:p>
                </text:list-item>
              </text:list>
            </text:list-item>
          </text:list>
        </text:list-item>
      </text:list>
      <text:p text:style-name="P7"/>
      <text:p text:style-name="P7">L.VI.1~2 After using the command “man learn” it appears that the command “learn” <text:tab/>does not exist in this system.</text:p>
      <text:list text:style-name="L8">
        <text:list-item>
          <text:list>
            <text:list-item>
              <text:list>
                <text:list-item>
                  <text:p text:style-name="P10">Help command gives list of all the commands. This is helpful especially if we forget what format commands have, this can tell us exactly what the syntax of the commands are.</text:p>
                </text:list-item>
                <text:list-item>
                  <text:p text:style-name="P10"><text:s/>Finger is a user information lookup program. <text:s/>This takes syntax such as, -s, -l -p, -m and so on. This is useful if a user is looking for other user’s information.</text:p>
                </text:list-item>
              </text:list>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 svg:font-family="'Luxi 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3T17:20:03</meta:creation-date>
    <dc:date>2006-04-23T18:52:57</dc:date>
    <dc:language>en-US</dc:language>
    <meta:editing-cycles>2</meta:editing-cycles>
    <meta:editing-duration>PT5M33S</meta:editing-duration>
    <meta:user-defined meta:name="Info 1"/>
    <meta:user-defined meta:name="Info 2"/>
    <meta:user-defined meta:name="Info 3"/>
    <meta:user-defined meta:name="Info 4"/>
    <meta:document-statistic meta:table-count="0" meta:image-count="0" meta:object-count="0" meta:page-count="4" meta:paragraph-count="73" meta:word-count="1098" meta:character-count="5977"/>
  </office:meta>
</office:document-meta>
</file>